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Frequency</text:p>
          </table:table-cell>
        </table:table-row>
        <table:table-row table:style-name="ro1">
          <table:table-cell office:value-type="string">
            <text:p>counterpart <text:s text:c="2"/>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m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a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netrat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hine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ary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wisdoms <text:s/>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matters <text:s text:c="2"/>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nature 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downward <text:s/>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sprung <text:s text:c="2"/>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fiery 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reigns <text:s/>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limbs <text:s/>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root </text:p>
          </table:table-cell>
          <table:table-cell office:value-type="float" office:value="0.77">
            <text:p>0.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23:42:24</meta:creation-date>
    <dc:date>2012-12-07T23:44:19</dc:date>
    <meta:editing-duration>P0D</meta:editing-duration>
    <meta:editing-cycles>1</meta:editing-cycles>
    <meta:document-statistic meta:table-count="1" meta:cell-count="32" meta:object-count="0"/>
    <meta:generator>LibreOffice/3.6$MacOSX_x86 LibreOffice_project/e29a214-2bbed72-0621de6-a97528c-8f066d</meta:generator>
  </office:meta>
</office:document-meta>
</file>